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weight="bold" officeooo:rsid="003eda54" officeooo:paragraph-rsid="003eda54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3dda50" officeooo:paragraph-rsid="003dda50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2e8b57" loext:opacity="100%" fo:font-weight="bold" officeooo:rsid="003bb895" officeooo:paragraph-rsid="003bb895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8d155" officeooo:paragraph-rsid="0018d155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91bb5" officeooo:paragraph-rsid="00191bb5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a64bb" officeooo:paragraph-rsid="001a64bb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8d155" officeooo:paragraph-rsid="001a4452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e09c4" officeooo:paragraph-rsid="001e09c4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a64bb" officeooo:paragraph-rsid="001a64b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8d155" officeooo:paragraph-rsid="001a4452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fc421" officeooo:paragraph-rsid="00233fb1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1fc421" officeooo:paragraph-rsid="00233fb1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8d155" officeooo:paragraph-rsid="0018d155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a7d72" officeooo:paragraph-rsid="001a7d72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2169f7" officeooo:paragraph-rsid="00233fb1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2169f7" officeooo:paragraph-rsid="00233fb1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1b142e" officeooo:paragraph-rsid="001b142e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233fb1" officeooo:paragraph-rsid="00233fb1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233fb1" officeooo:paragraph-rsid="00233fb1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c8baf" officeooo:paragraph-rsid="001c8baf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24c5df" officeooo:paragraph-rsid="0024c5df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officeooo:rsid="0024c5df" officeooo:paragraph-rsid="0024c5df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8d155" officeooo:paragraph-rsid="0018d155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dccc9" officeooo:paragraph-rsid="001dccc9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rsid="001dccc9" officeooo:paragraph-rsid="001a4452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officeooo:rsid="0024ea63" officeooo:paragraph-rsid="0024ea63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fo:font-weight="bold" officeooo:rsid="003c6557" officeooo:paragraph-rsid="003c6557" style:font-weight-asian="bold" style:font-weight-complex="bold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fo:font-weight="bold" officeooo:rsid="003eda54" officeooo:paragraph-rsid="003eda54" style:font-weight-asian="bold" style:font-weight-complex="bold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fo:font-weight="normal" officeooo:rsid="003c6557" officeooo:paragraph-rsid="003c6557" style:font-weight-asian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fo:font-weight="normal" officeooo:rsid="002b414a" officeooo:paragraph-rsid="002b414a" style:font-weight-asian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fo:font-weight="normal" officeooo:rsid="003eda54" officeooo:paragraph-rsid="003eda54" style:font-weight-asian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6ab40" officeooo:paragraph-rsid="0026ab40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a4db4" officeooo:paragraph-rsid="002a4db4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42efd9" officeooo:paragraph-rsid="0042efd9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44723d" officeooo:paragraph-rsid="0044723d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4802f4" officeooo:paragraph-rsid="004802f4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496a78" officeooo:paragraph-rsid="00496a78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4c51d0" officeooo:paragraph-rsid="004c51d0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4d5eff" officeooo:paragraph-rsid="004d5eff"/>
    </style:style>
    <style:style style:name="T1" style:family="text">
      <style:text-properties officeooo:rsid="00191bb5"/>
    </style:style>
    <style:style style:name="T2" style:family="text">
      <style:text-properties officeooo:rsid="0019b8c6"/>
    </style:style>
    <style:style style:name="T3" style:family="text">
      <style:text-properties officeooo:rsid="003a46c5"/>
    </style:style>
    <style:style style:name="T4" style:family="text">
      <style:text-properties officeooo:rsid="0039ef77"/>
    </style:style>
    <style:style style:name="T5" style:family="text">
      <style:text-properties officeooo:rsid="0024ea63"/>
    </style:style>
    <style:style style:name="T6" style:family="text">
      <style:text-properties officeooo:rsid="003a66fe"/>
    </style:style>
    <style:style style:name="T7" style:family="text">
      <style:text-properties officeooo:rsid="0040ca9a"/>
    </style:style>
    <style:style style:name="T8" style:family="text">
      <style:text-properties officeooo:rsid="00406e3f"/>
    </style:style>
    <style:style style:name="T9" style:family="text">
      <style:text-properties officeooo:rsid="0027f1aa"/>
    </style:style>
    <style:style style:name="T10" style:family="text">
      <style:text-properties officeooo:rsid="003a5582"/>
    </style:style>
    <style:style style:name="T11" style:family="text">
      <style:text-properties officeooo:rsid="0041a7b3"/>
    </style:style>
    <style:style style:name="T12" style:family="text">
      <style:text-properties officeooo:rsid="00422d62"/>
    </style:style>
    <style:style style:name="T13" style:family="text">
      <style:text-properties officeooo:rsid="00481efe"/>
    </style:style>
    <style:style style:name="T14" style:family="text">
      <style:text-properties officeooo:rsid="0045b28f"/>
    </style:style>
    <style:style style:name="T15" style:family="text">
      <style:text-properties officeooo:rsid="004693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kmuq5hf13vls"/>Spécifications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table:number-rows-spanned="13" office:value-type="string">
            <text:p text:style-name="P2">ValidateMove</text:p>
            <text:p text:style-name="P3">bool</text:p>
          </table:table-cell>
          <table:table-cell table:style-name="Table1.A1" table:number-columns-spanned="4" office:value-type="string">
            <text:p text:style-name="P4">Paramètre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In/Out <text:s text:c="2"/>(I/O)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5">input</text:p>
          </table:table-cell>
          <table:table-cell table:style-name="Table1.A1" office:value-type="string">
            <text:p text:style-name="P5">string</text:p>
          </table:table-cell>
          <table:table-cell table:style-name="Table1.A1" office:value-type="string">
            <text:p text:style-name="P5">The card-code to be parsed</text:p>
          </table:table-cell>
          <table:table-cell table:style-name="Table1.A1" office:value-type="string">
            <text:p text:style-name="P5">in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6">cards</text:p>
          </table:table-cell>
          <table:table-cell table:style-name="Table1.A4" office:value-type="string">
            <text:p text:style-name="P6">List&lt;int&gt;</text:p>
          </table:table-cell>
          <table:table-cell table:style-name="Table1.A4" office:value-type="string">
            <text:p text:style-name="P6">The source of cards the bot <text:span text:style-name="T1">is going to play with</text:span></text:p>
          </table:table-cell>
          <table:table-cell table:style-name="Table1.A4" office:value-type="string">
            <text:p text:style-name="P6">ref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6">stack</text:p>
          </table:table-cell>
          <table:table-cell table:style-name="Table1.A1" office:value-type="string">
            <text:p text:style-name="P6">List&lt;int&gt;</text:p>
          </table:table-cell>
          <table:table-cell table:style-name="Table1.A1" office:value-type="string">
            <text:p text:style-name="P7">The desti<text:span text:style-name="T2">nation of cards the bot is going to play into</text:span></text:p>
          </table:table-cell>
          <table:table-cell table:style-name="Table1.A1" office:value-type="string">
            <text:p text:style-name="P6">ref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8">deck</text:p>
          </table:table-cell>
          <table:table-cell table:style-name="Table1.A4" office:value-type="string">
            <text:p text:style-name="P9">List&lt;int&gt;</text:p>
          </table:table-cell>
          <table:table-cell table:style-name="Table1.A4" office:value-type="string">
            <text:p text:style-name="P10">The source of cards to grab from if needed</text:p>
          </table:table-cell>
          <table:table-cell table:style-name="Table1.A4" office:value-type="string">
            <text:p text:style-name="P6">ref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11">game_user_cards</text:p>
          </table:table-cell>
          <table:table-cell table:style-name="Table1.A4" office:value-type="string">
            <text:p text:style-name="P12">List&lt;int&gt;</text:p>
          </table:table-cell>
          <table:table-cell table:style-name="Table1.A4" office:value-type="string">
            <text:p text:style-name="P13">Game info:</text:p>
            <text:p text:style-name="P14">what cards <text:span text:style-name="T3">does the player have</text:span></text:p>
          </table:table-cell>
          <table:table-cell table:style-name="Table1.A4" office:value-type="string">
            <text:p text:style-name="P15">ref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16">game_opponent_cards</text:p>
          </table:table-cell>
          <table:table-cell table:style-name="Table1.A4" office:value-type="string">
            <text:p text:style-name="P12">List&lt;int&gt;</text:p>
          </table:table-cell>
          <table:table-cell table:style-name="Table1.A4" office:value-type="string">
            <text:p text:style-name="P17">Game info:</text:p>
            <text:p text:style-name="P18">what cards <text:span text:style-name="T4">does the bot have</text:span></text:p>
          </table:table-cell>
          <table:table-cell table:style-name="Table1.A4" office:value-type="string">
            <text:p text:style-name="P15">ref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19">game_deck</text:p>
          </table:table-cell>
          <table:table-cell table:style-name="Table1.A4" office:value-type="string">
            <text:p text:style-name="P12">List&lt;int&gt;</text:p>
          </table:table-cell>
          <table:table-cell table:style-name="Table1.A4" office:value-type="string">
            <text:p text:style-name="P20">Game info: </text:p>
            <text:p text:style-name="P21">what cards are in the deck</text:p>
          </table:table-cell>
          <table:table-cell table:style-name="Table1.A4" office:value-type="string">
            <text:p text:style-name="P15">ref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22">skip</text:p>
          </table:table-cell>
          <table:table-cell table:style-name="Table1.A4" office:value-type="string">
            <text:p text:style-name="P22">bool</text:p>
          </table:table-cell>
          <table:table-cell table:style-name="Table1.A4" office:value-type="string">
            <text:p text:style-name="P23">Game info:</text:p>
            <text:p text:style-name="P24">is the next player supposed to skip a move?</text:p>
          </table:table-cell>
          <table:table-cell table:style-name="Table1.A4" office:value-type="string">
            <text:p text:style-name="P25">ref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26">draw_chain</text:p>
          </table:table-cell>
          <table:table-cell table:style-name="Table1.A4" office:value-type="string">
            <text:p text:style-name="P27">int</text:p>
          </table:table-cell>
          <table:table-cell table:style-name="Table1.A4" office:value-type="string">
            <text:p text:style-name="P28">G<text:span text:style-name="T5">ame info:</text:span></text:p>
            <text:p text:style-name="P29">how many cards does the next player have to draw?</text:p>
          </table:table-cell>
          <table:table-cell table:style-name="Table1.A4" office:value-type="string">
            <text:p text:style-name="P25">ref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30">-</text:p>
          </table:table-cell>
          <table:table-cell table:style-name="Table1.A4" office:value-type="string">
            <text:p text:style-name="P31">bool</text:p>
          </table:table-cell>
          <table:table-cell table:style-name="Table1.A4" office:value-type="string">
            <text:p text:style-name="P31">Did this move succeed?</text:p>
          </table:table-cell>
          <table:table-cell table:style-name="Table1.A4" office:value-type="string">
            <text:p text:style-name="P31">out (return)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32">info</text:p>
          </table:table-cell>
          <table:table-cell table:style-name="Table1.A4" office:value-type="string">
            <text:p text:style-name="P33">string</text:p>
          </table:table-cell>
          <table:table-cell table:style-name="Table1.A4" office:value-type="string">
            <text:p text:style-name="P34">Message about the just played move</text:p>
          </table:table-cell>
          <table:table-cell table:style-name="Table1.A4" office:value-type="string">
            <text:p text:style-name="P33">o<text:span text:style-name="T6">ut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Hypotheses</text:p>
            <text:p text:style-name="P4"/>
          </table:table-cell>
          <table:table-cell table:style-name="Table1.A1" table:number-columns-spanned="4" office:value-type="string">
            <text:p text:style-name="P35"><text:span text:style-name="T7">i</text:span><text:span text:style-name="T8">nput, </text:span>cards, stack, deck, game_user_cards, game_opponent_cards, <text:span text:style-name="T9">game_deck </text:span><text:span text:style-name="T10">must not be null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But</text:p>
          </table:table-cell>
          <table:table-cell table:style-name="Table1.A1" table:number-columns-spanned="4" office:value-type="string">
            <text:p text:style-name="P36">This functio<text:span text:style-name="T11">n takes in the player’s input and checks if the move can be played. If it can, the move is played. </text:span><text:span text:style-name="T12">If not, function returns false and using info gives what is wrong with the last move.</text:span></text:p>
            <text:p text:style-name="P37">Has debugging commands that I decided to leave there for cheating purposes.</text:p>
            <text:p text:style-name="P38">The commands:</text:p>
            <text:p text:style-name="P38">/<text:span text:style-name="T13">flip – flip the card side</text:span></text:p>
            <text:p text:style-name="P38">/<text:span text:style-name="T14">draw N – make yourself draw N cards, or until the color if negative</text:span></text:p>
            <text:p text:style-name="P38">/<text:span text:style-name="T14">drawbot N – same as /draw, but draws to bot’s hand</text:span></text:p>
            <text:p text:style-name="P38">/<text:span text:style-name="T15">stack N – makes the current «+» stack the number you said</text:span></text:p>
            <text:p text:style-name="P39">exit – clear the terminal and immediately quit game</text:p>
            <text:p text:style-name="P39">q – same as exit</text:p>
          </table:table-cell>
          <table:covered-table-cell/>
          <table:covered-table-cell/>
          <table:covered-table-cell/>
        </table:table-row>
      </table:table>
      <text:p text:style-name="Standard"/>
      <text:p text:style-name="Heading_20_1"><text:bookmark text:name="_vei0awmuyyd9"/>Variables locales </text:p>
      <text:p text:style-name="Standard">(variables temporaires pour les calculs pour les morceaux de programme)</text:p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40">Nom </text:p>
          </table:table-cell>
          <table:table-cell table:style-name="Table2.A1" office:value-type="string">
            <text:p text:style-name="P40">Type</text:p>
          </table:table-cell>
          <table:table-cell table:style-name="Table2.A1" office:value-type="string">
            <text:p text:style-name="P40">Description</text:p>
          </table:table-cell>
        </table:table-row>
        <table:table-row table:style-name="Table2.1">
          <table:table-cell table:style-name="Table2.A2" office:value-type="string">
            <text:p text:style-name="P41">filtered_input</text:p>
          </table:table-cell>
          <table:table-cell table:style-name="Table2.B2" office:value-type="string">
            <text:p text:style-name="P41">string</text:p>
          </table:table-cell>
          <table:table-cell table:style-name="Table2.C2" office:value-type="string">
            <text:p text:style-name="P41">Same as string input, but omits the last exclamation mark («!») if it exists to properly parse the card</text:p>
          </table:table-cell>
        </table:table-row>
        <table:table-row table:style-name="Table2.1">
          <table:table-cell table:style-name="Table2.A3" office:value-type="string">
            <text:p text:style-name="P42">wild_color</text:p>
          </table:table-cell>
          <table:table-cell table:style-name="Table2.B3" office:value-type="string">
            <text:p text:style-name="P42">int</text:p>
          </table:table-cell>
          <table:table-cell table:style-name="Table2.C3" office:value-type="string">
            <text:p text:style-name="P43">Used to store the color ID of the wild card if said card was playe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5-27T15:59:27.226104984</dc:date>
    <meta:editing-duration>PT41M21S</meta:editing-duration>
    <meta:editing-cycles>57</meta:editing-cycles>
    <meta:document-statistic meta:table-count="2" meta:image-count="0" meta:object-count="0" meta:page-count="2" meta:paragraph-count="80" meta:word-count="305" meta:character-count="1694" meta:non-whitespace-character-count="1458"/>
  </office:meta>
</office:document-meta>
</file>